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8.731cm"/>
    </style:style>
    <style:style style:name="co3" style:family="table-column">
      <style:table-column-properties fo:break-before="auto" style:column-width="7.885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154cm"/>
    </style:style>
    <style:style style:name="co7" style:family="table-column">
      <style:table-column-properties fo:break-before="auto" style:column-width="5.054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3.36cm"/>
    </style:style>
    <style:style style:name="co13" style:family="table-column">
      <style:table-column-properties fo:break-before="auto" style:column-width="5.15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672cm"/>
    </style:style>
    <style:style style:name="co16" style:family="table-column">
      <style:table-column-properties fo:break-before="auto" style:column-width="8.678cm"/>
    </style:style>
    <style:style style:name="co17" style:family="table-column">
      <style:table-column-properties fo:break-before="auto" style:column-width="13.626cm"/>
    </style:style>
    <style:style style:name="co18" style:family="table-column">
      <style:table-column-properties fo:break-before="auto" style:column-width="4.71cm"/>
    </style:style>
    <style:style style:name="co19" style:family="table-column">
      <style:table-column-properties fo:break-before="auto" style:column-width="4.895cm"/>
    </style:style>
    <style:style style:name="co20" style:family="table-column">
      <style:table-column-properties fo:break-before="auto" style:column-width="1.64cm"/>
    </style:style>
    <style:style style:name="ro1" style:family="table-row">
      <style:table-row-properties style:row-height="1.868cm" fo:break-before="auto" style:use-optimal-row-height="true"/>
    </style:style>
    <style:style style:name="ro2" style:family="table-row">
      <style:table-row-properties style:row-height="2.858cm" fo:break-before="auto" style:use-optimal-row-height="false"/>
    </style:style>
    <style:style style:name="ro3" style:family="table-row">
      <style:table-row-properties style:row-height="2.619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535cm" fo:break-before="auto" style:use-optimal-row-height="false"/>
    </style:style>
    <style:style style:name="ro10" style:family="table-row">
      <style:table-row-properties style:row-height="1.905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1.45cm" fo:break-before="auto" style:use-optimal-row-height="false"/>
    </style:style>
    <style:style style:name="ro13" style:family="table-row">
      <style:table-row-properties style:row-height="1.662cm" fo:break-before="auto" style:use-optimal-row-height="false"/>
    </style:style>
    <style:style style:name="ro14" style:family="table-row">
      <style:table-row-properties style:row-height="1.503cm" fo:break-before="auto" style:use-optimal-row-height="false"/>
    </style:style>
    <style:style style:name="ro15" style:family="table-row">
      <style:table-row-properties style:row-height="3.757cm" fo:break-before="auto" style:use-optimal-row-height="false"/>
    </style:style>
    <style:style style:name="ro16" style:family="table-row">
      <style:table-row-properties style:row-height="2.521cm" fo:break-before="auto" style:use-optimal-row-height="false"/>
    </style:style>
    <style:style style:name="ro17" style:family="table-row">
      <style:table-row-properties style:row-height="2.275cm" fo:break-before="auto" style:use-optimal-row-height="false"/>
    </style:style>
    <style:style style:name="ro18" style:family="table-row">
      <style:table-row-properties style:row-height="2.29cm" fo:break-before="auto" style:use-optimal-row-height="true"/>
    </style:style>
    <style:style style:name="ro19" style:family="table-row">
      <style:table-row-properties style:row-height="2.738cm" fo:break-before="auto" style:use-optimal-row-height="tru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833cm" fo:break-before="auto" style:use-optimal-row-height="false"/>
    </style:style>
    <style:style style:name="ro22" style:family="table-row">
      <style:table-row-properties style:row-height="1.958cm" fo:break-before="auto" style:use-optimal-row-height="false"/>
    </style:style>
    <style:style style:name="ro23" style:family="table-row">
      <style:table-row-properties style:row-height="2.985cm" fo:break-before="auto" style:use-optimal-row-height="false"/>
    </style:style>
    <style:style style:name="ro24" style:family="table-row">
      <style:table-row-properties style:row-height="1.32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fo:background-color="#ffffff" fo:wrap-option="wrap" style:vertical-align="top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ackground-color="#ffffff" fo:wrap-option="wrap" style:vertical-align="automatic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border-bottom="none" fo:background-color="#ffffff" fo:wrap-option="wrap" fo:border-left="none" fo:border-right="0.06pt solid #aaaaaa" fo:border-top="none" style:vertical-align="automatic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ffffff"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6pt solid #aaaaaa" fo:border-top="none" style:vertical-align="middle"/>
      <style:paragraph-properties fo:text-align="center"/>
      <style:text-properties fo:color="#ffffff" style:font-name="Arial" fo:font-size="12pt" style:font-name-asian="Arial" style:font-size-asian="12pt" style:font-name-complex="Arial" style:font-size-complex="12pt"/>
    </style:style>
    <style:style style:name="ce2" style:family="table-cell" style:parent-style-name="Default" style:data-style-name="N100">
      <style:table-cell-properties fo:border-bottom="none" fo:background-color="#ffffff" style:text-align-source="fix" style:repeat-content="false" fo:wrap-option="wrap" fo:border-left="0.06pt solid #aaaaaa" fo:border-right="none" fo:border-top="0.06pt solid #aaaaaa" style:vertical-align="top"/>
      <style:paragraph-properties fo:text-align="start" fo:margin-left="0cm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6pt solid #aaaaaa" fo:border-top="none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fo:border-bottom="0.06pt solid #aaaaaa" fo:background-color="#ffffff" fo:wrap-option="wrap" fo:border-left="0.06pt solid #aaaaaa" fo:border-right="none" fo:border-top="none" style:vertical-align="automatic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aaaaaa" fo:background-color="#ffffff" fo:wrap-option="wrap" fo:border-left="none" fo:border-right="none" fo:border-top="none" style:vertical-align="automatic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-bottom="0.06pt solid #aaaaaa" fo:background-color="#ffffff" fo:wrap-option="wrap" fo:border-left="none" fo:border-right="0.06pt solid #aaaaaa" fo:border-top="none" style:vertical-align="automatic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fo:color="#ffffff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50" style:family="table-cell" style:parent-style-name="Default" style:data-style-name="N0">
      <style:table-cell-properties fo:background-color="#ffffff" fo:wrap-option="wrap" fo:border="0.74pt solid #0000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border-bottom="none" fo:background-color="#ffffff" fo:wrap-option="wrap" fo:border-left="none" fo:border-right="none" fo:border-top="0.06pt solid #aaaaaa" style:vertical-align="automatic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bottom="none" fo:background-color="#ffffff" fo:wrap-option="wrap" fo:border-left="none" fo:border-right="0.06pt solid #aaaaaa" fo:border-top="0.06pt solid #aaaaaa" style:vertical-align="automatic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color="#ffffff"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Default" style:data-style-name="N100">
      <style:table-cell-properties fo:border-bottom="none" fo:background-color="#ffffff" fo:wrap-option="wrap" fo:border-left="0.06pt solid #aaaaaa" fo:border-right="none" fo:border-top="0.06pt solid #aaaaaa" style:vertical-align="automatic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1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aaaaaa" style:vertical-align="middl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fo:border-bottom="none" fo:background-color="#ffffff" fo:border-left="none" fo:border-right="none" fo:border-top="0.06pt solid #aaaaaa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34" style:family="table-cell" style:parent-style-name="Default" style:data-style-name="N0">
      <style:table-cell-properties fo:background-color="#ffffff"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7" style:family="table-cell" style:parent-style-name="Default" style:data-style-name="N100">
      <style:table-cell-properties fo:background-color="#ffffff" fo:wrap-option="wrap" style:vertical-align="top"/>
      <style:text-properties fo:color="#000000" style:font-name="Arial" fo:font-size="12pt" style:font-name-asian="Arial" style:font-size-asian="12pt" style:font-name-complex="Arial" style:font-size-complex="12pt"/>
    </style:style>
    <style:style style:name="ce70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71" style:family="table-cell" style:parent-style-name="Default" style:data-style-name="N0">
      <style:table-cell-properties fo:border="0.74pt solid #000000"/>
      <style:text-properties style:font-name="Arial" fo:font-size="12pt" style:font-name-asian="Arial" style:font-size-asian="12pt" style:font-name-complex="Arial" style:font-size-complex="12pt"/>
    </style:style>
    <style:style style:name="ce73" style:family="table-cell" style:parent-style-name="Default" style:data-style-name="N0">
      <style:table-cell-properties fo:wrap-option="wrap" fo:border="0.74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7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64" style:family="table-cell" style:parent-style-name="Default" style:data-style-name="N100">
      <style:table-cell-properties fo:border-bottom="none" fo:background-color="#ffffff" style:text-align-source="fix" style:repeat-content="false" fo:wrap-option="wrap" fo:border-left="0.06pt solid #aaaaaa" fo:border-right="none" fo:border-top="0.06pt solid #aaaaaa" style:vertical-align="top"/>
      <style:paragraph-properties fo:text-align="start" fo:margin-left="0cm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color="#000000" style:font-name="Arial" fo:font-size="12pt" style:font-name-asian="Arial" style:font-size-asian="12pt" style:font-name-complex="Arial" style:font-size-complex="12pt"/>
    </style:style>
    <style:style style:name="ce66" style:family="table-cell" style:parent-style-name="Default" style:data-style-name="N0">
      <style:table-cell-properties fo:background-color="#ffffff" style:text-align-source="fix" style:repeat-content="false" fo:wrap-option="wrap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67" style:family="table-cell" style:parent-style-name="Default" style:data-style-name="N0">
      <style:table-cell-properties fo:background-color="#ffffff" fo:wrap-option="wrap" fo:border="0.74pt solid #0000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68" style:family="table-cell" style:parent-style-name="Default" style:data-style-name="N0">
      <style:table-cell-properties fo:border-bottom="0.06pt solid #aaaaaa" fo:background-color="#ffffff" fo:wrap-option="wrap" fo:border-left="0.06pt solid #aaaaaa" fo:border-right="none" fo:border-top="none" style:vertical-align="automatic"/>
      <style:text-properties style:font-name="Arial" style:font-name-asian="Arial" style:font-name-complex="Arial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72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fo:color="#ffffff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color="#ffffff" style:font-name="Arial" fo:font-size="12pt" style:font-name-asian="Arial" style:font-size-asian="12pt" style:font-name-complex="Arial" style:font-size-complex="12pt"/>
    </style:style>
    <style:style style:name="ce75" style:family="table-cell" style:parent-style-name="Default" style:data-style-name="N0">
      <style:table-cell-properties fo:border-bottom="0.06pt solid #aaaaaa" fo:background-color="#ffffff" fo:wrap-option="wrap" fo:border-left="none" fo:border-right="none" fo:border-top="none" style:vertical-align="automatic"/>
      <style:text-properties style:font-name="Arial" style:font-name-asian="Arial" style:font-name-complex="Arial"/>
    </style:style>
    <style:style style:name="ce76" style:family="table-cell" style:parent-style-name="Default" style:data-style-name="N0">
      <style:table-cell-properties fo:background-color="#ffffff" fo:wrap-option="wrap" style:vertical-align="top"/>
      <style:text-properties style:font-name="Arial" fo:font-size="12pt" style:font-name-asian="Arial" style:font-size-asian="12pt" style:font-name-complex="Arial" style:font-size-complex="12pt"/>
    </style:style>
    <style:style style:name="ce78" style:family="table-cell" style:parent-style-name="Default" style:data-style-name="N0">
      <style:table-cell-properties fo:background-color="#ffffff" fo:wrap-option="wrap" style:vertical-align="automatic"/>
      <style:text-properties style:font-name="Arial" style:font-name-asian="Arial" style:font-name-complex="Arial"/>
    </style:style>
    <style:style style:name="ce79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8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ffffff" style:font-name="Arial" fo:font-size="12pt" style:font-name-asian="Arial" style:font-size-asian="12pt" style:font-name-complex="Arial" style:font-size-complex="12pt"/>
    </style:style>
    <style:style style:name="ce82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aaaaaa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83" style:family="table-cell" style:parent-style-name="Default" style:data-style-name="N0">
      <style:table-cell-properties fo:border-bottom="none" fo:background-color="#ffffff" fo:wrap-option="wrap" fo:border-left="none" fo:border-right="none" fo:border-top="0.06pt solid #aaaaaa" style:vertical-align="automatic"/>
      <style:text-properties style:font-name="Arial" style:font-name-asian="Arial" style:font-name-complex="Arial"/>
    </style:style>
    <style:style style:name="ce84" style:family="table-cell" style:parent-style-name="Default" style:data-style-name="N0">
      <style:table-cell-properties fo:border-bottom="none" fo:background-color="#ffffff" fo:wrap-option="wrap" fo:border-left="none" fo:border-right="0.06pt solid #aaaaaa" fo:border-top="0.06pt solid #aaaaaa" style:vertical-align="automatic"/>
      <style:text-properties style:font-name="Arial" style:font-name-asian="Arial" style:font-name-complex="Arial"/>
    </style:style>
    <style:style style:name="ce85" style:family="table-cell" style:parent-style-name="Default" style:data-style-name="N0">
      <style:table-cell-properties fo:border-bottom="none" fo:background-color="#ffffff" fo:wrap-option="wrap" fo:border-left="none" fo:border-right="0.06pt solid #aaaaaa" fo:border-top="none" style:vertical-align="automatic"/>
      <style:text-properties style:font-name="Arial" style:font-name-asian="Arial" style:font-name-complex="Arial"/>
    </style:style>
    <style:style style:name="ce86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6pt solid #aaaaaa" fo:border-top="none" style:vertical-align="middle"/>
      <style:paragraph-properties fo:text-align="center"/>
      <style:text-properties fo:color="#ffffff" style:font-name="Arial" fo:font-size="12pt" style:font-name-asian="Arial" style:font-size-asian="12pt" style:font-name-complex="Arial" style:font-size-complex="12pt"/>
    </style:style>
    <style:style style:name="ce87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0.06pt solid #aaaaaa" fo:border-top="none" style:vertical-align="top"/>
      <style:paragraph-properties fo:text-align="start" fo:margin-left="0cm"/>
      <style:text-properties style:font-name="Arial" fo:font-size="12pt" style:font-name-asian="Arial" style:font-size-asian="12pt" style:font-name-complex="Arial" style:font-size-complex="12pt"/>
    </style:style>
    <style:style style:name="ce88" style:family="table-cell" style:parent-style-name="Default" style:data-style-name="N0">
      <style:table-cell-properties fo:border-bottom="0.06pt solid #aaaaaa" fo:background-color="#ffffff" fo:wrap-option="wrap" fo:border-left="none" fo:border-right="0.06pt solid #aaaaaa" fo:border-top="none" style:vertical-align="automatic"/>
      <style:text-properties style:font-name="Arial" style:font-name-asian="Arial" style:font-name-complex="Arial"/>
    </style:style>
    <style:style style:name="ce89" style:family="table-cell" style:parent-style-name="Default" style:data-style-name="N100">
      <style:table-cell-properties fo:border-bottom="none" fo:background-color="#ffffff" fo:wrap-option="wrap" fo:border-left="0.06pt solid #aaaaaa" fo:border-right="none" fo:border-top="0.06pt solid #aaaaaa" style:vertical-align="automatic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90" style:family="table-cell" style:parent-style-name="Default" style:data-style-name="N100">
      <style:table-cell-properties fo:background-color="#ffffff" fo:wrap-option="wrap" style:vertical-align="top"/>
      <style:text-properties fo:color="#000000" style:font-name="Arial" fo:font-size="12pt" style:font-name-asian="Arial" style:font-size-asian="12pt" style:font-name-complex="Arial" style:font-size-complex="12pt"/>
    </style:style>
    <style:style style:name="ce91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92" style:family="table-cell" style:parent-style-name="Default" style:data-style-name="N0">
      <style:table-cell-properties fo:border="0.74pt solid #000000"/>
      <style:text-properties style:font-name="Arial" fo:font-size="12pt" style:font-name-asian="Arial" style:font-size-asian="12pt" style:font-name-complex="Arial" style:font-size-complex="12pt"/>
    </style:style>
    <style:style style:name="ce93" style:family="table-cell" style:parent-style-name="Default" style:data-style-name="N0">
      <style:table-cell-properties fo:background-color="#ffffff"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94" style:family="table-cell" style:parent-style-name="Default" style:data-style-name="N0">
      <style:table-cell-properties fo:wrap-option="wrap" fo:border="0.74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95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96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aaaaaa" style:vertical-align="middle"/>
      <style:paragraph-properties fo:text-align="center"/>
      <style:text-properties style:font-name="Arial" style:font-name-asian="Arial" style:font-name-complex="Arial"/>
    </style:style>
    <style:style style:name="ce9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style:font-name-asian="Arial" style:font-name-complex="Arial"/>
    </style:style>
    <style:style style:name="ce100" style:family="table-cell" style:parent-style-name="Default" style:data-style-name="N0">
      <style:table-cell-properties fo:border-bottom="none" fo:background-color="#ffffff" fo:border-left="none" fo:border-right="none" fo:border-top="0.06pt solid #aaaaaa"/>
      <style:text-properties style:font-name="Arial" style:font-name-asian="Arial" style:font-name-complex="Arial"/>
    </style:style>
    <style:style style:name="ce101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_Claim_detail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5" table:default-cell-style-name="ce8"/>
        <table:table-column table:style-name="co14" table:number-columns-repeated="12" table:default-cell-style-name="ce8"/>
        <table:table-column table:style-name="co15" table:number-columns-repeated="16358" table:default-cell-style-name="ce8"/>
        <table:table-row table:style-name="ro1">
          <table:table-cell table:style-name="ce64" office:value-type="string" calcext:value-type="string">
            <text:p>1. Claim details: Duty Reimbursement Scheme claim template</text:p>
          </table:table-cell>
          <table:table-cell table:style-name="ce72" table:number-columns-repeated="4"/>
          <table:table-cell table:style-name="ce79"/>
          <table:table-cell table:style-name="ce72"/>
          <table:table-cell table:style-name="ce79" table:number-columns-repeated="18"/>
          <table:table-cell table:style-name="ce82"/>
          <table:table-cell table:style-name="ce83" table:number-columns-repeated="2"/>
          <table:table-cell table:style-name="ce84"/>
          <table:table-cell table:number-columns-repeated="16355"/>
        </table:table-row>
        <table:table-row table:style-name="ro2">
          <table:table-cell table:style-name="ce65" office:value-type="string" calcext:value-type="string">
            <text:p>This worksheet contains one table to fill in. You can find more information to help you fill in this table on the 'Notes' worksheet.</text:p>
          </table:table-cell>
          <table:table-cell table:style-name="ce74"/>
          <table:table-cell table:style-name="ce76"/>
          <table:table-cell table:style-name="ce78" table:number-columns-repeated="2"/>
          <table:table-cell table:style-name="ce80" table:number-columns-repeated="21"/>
          <table:table-cell table:style-name="ce78" table:number-columns-repeated="2"/>
          <table:table-cell table:style-name="ce85"/>
          <table:table-cell table:number-columns-repeated="16355"/>
        </table:table-row>
        <table:table-row table:style-name="ro3">
          <table:table-cell table:style-name="ce66" office:value-type="string" calcext:value-type="string">
            <text:p>Name of importer</text:p>
          </table:table-cell>
          <table:table-cell table:style-name="ce66" office:value-type="string" calcext:value-type="string">
            <text:p>Reason for claim</text:p>
          </table:table-cell>
          <table:table-cell table:style-name="ce66" office:value-type="string" calcext:value-type="string">
            <text:p>Circumstance that applied to the goods</text:p>
          </table:table-cell>
          <table:table-cell table:style-name="ce66" office:value-type="string" calcext:value-type="string">
            <text:p>Movement Reference Number (MRN) </text:p>
          </table:table-cell>
          <table:table-cell table:style-name="ce66" office:value-type="string" calcext:value-type="string">
            <text:p><text:s/>Acceptance date </text:p>
          </table:table-cell>
          <table:table-cell table:style-name="ce66" office:value-type="string" calcext:value-type="string">
            <text:p>Item number</text:p>
          </table:table-cell>
          <table:table-cell table:style-name="ce66" office:value-type="string" calcext:value-type="string">
            <text:p>Commodity code</text:p>
          </table:table-cell>
          <table:table-cell table:style-name="ce66" office:value-type="string" calcext:value-type="string">
            <text:p>Country of origin</text:p>
          </table:table-cell>
          <table:table-cell table:style-name="ce66" office:value-type="string" calcext:value-type="string">
            <text:p>Item customs value (£)</text:p>
          </table:table-cell>
          <table:table-cell table:style-name="ce66" office:value-type="string" calcext:value-type="string">
            <text:p>Duty paid to HMRC</text:p>
            <text:p>(£)</text:p>
          </table:table-cell>
          <table:table-cell table:style-name="ce66" office:value-type="string" calcext:value-type="string">
            <text:p>Duty that should have been paid</text:p>
            <text:p>(£)</text:p>
          </table:table-cell>
          <table:table-cell table:style-name="ce66" office:value-type="string" calcext:value-type="string">
            <text:p>Refund amount (£)</text:p>
          </table:table-cell>
          <table:table-cell table:style-name="ce66" office:value-type="string" calcext:value-type="string">
            <text:p>Exporter name </text:p>
          </table:table-cell>
          <table:table-cell table:style-name="ce66" office:value-type="string" calcext:value-type="string">
            <text:p>Invoice number</text:p>
          </table:table-cell>
          <table:table-cell table:style-name="ce81" table:number-columns-repeated="14"/>
          <table:table-cell table:style-name="ce86"/>
        </table:table-row>
        <table:table-row table:style-name="ro4" table:number-rows-repeated="10">
          <table:table-cell table:style-name="ce67" table:number-columns-repeated="14"/>
          <table:table-cell table:style-name="ce80" table:number-columns-repeated="14"/>
          <table:table-cell table:style-name="ce87"/>
          <table:table-cell table:number-columns-repeated="16355"/>
        </table:table-row>
        <table:table-row table:style-name="ro5" table:number-rows-repeated="181">
          <table:table-cell table:style-name="ce67" table:number-columns-repeated="14"/>
          <table:table-cell table:style-name="ce80" table:number-columns-repeated="14"/>
          <table:table-cell table:style-name="ce87"/>
          <table:table-cell table:number-columns-repeated="16355"/>
        </table:table-row>
        <table:table-row table:style-name="ro6" table:number-rows-repeated="19">
          <table:table-cell table:style-name="ce67" table:number-columns-repeated="14"/>
          <table:table-cell table:style-name="ce80" table:number-columns-repeated="14"/>
          <table:table-cell table:style-name="ce87"/>
          <table:table-cell table:number-columns-repeated="16355"/>
        </table:table-row>
        <table:table-row table:style-name="ro5" table:number-rows-repeated="251">
          <table:table-cell table:style-name="ce67" table:number-columns-repeated="14"/>
          <table:table-cell table:style-name="ce78" table:number-columns-repeated="14"/>
          <table:table-cell table:style-name="ce85"/>
          <table:table-cell table:number-columns-repeated="16355"/>
        </table:table-row>
        <table:table-row table:style-name="ro7">
          <table:table-cell table:style-name="ce68"/>
          <table:table-cell table:style-name="ce75" table:number-columns-repeated="27"/>
          <table:table-cell table:style-name="ce88"/>
          <table:table-cell table:number-columns-repeated="16355"/>
        </table:table-row>
        <table:table-row table:style-name="ro8" table:number-rows-repeated="10481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__Notes" table:style-name="ta2">
        <table:table-column table:style-name="co16" table:default-cell-style-name="ce8"/>
        <table:table-column table:style-name="co17" table:default-cell-style-name="ce95"/>
        <table:table-column table:style-name="co18" table:default-cell-style-name="ce99"/>
        <table:table-column table:style-name="co18" table:default-cell-style-name="ce8"/>
        <table:table-column table:style-name="co19" table:default-cell-style-name="ce8"/>
        <table:table-column table:style-name="co20" table:number-columns-repeated="16379" table:default-cell-style-name="ce8"/>
        <table:table-row table:style-name="ro9">
          <table:table-cell table:style-name="ce89" office:value-type="string" calcext:value-type="string">
            <text:p>2. Notes: Duty Reimbursement Scheme claim template</text:p>
          </table:table-cell>
          <table:table-cell table:style-name="ce83"/>
          <table:table-cell table:style-name="ce96"/>
          <table:table-cell table:style-name="ce100"/>
          <table:table-cell table:style-name="ce101"/>
          <table:table-cell table:number-columns-repeated="16379"/>
        </table:table-row>
        <table:table-row table:style-name="ro10">
          <table:table-cell table:style-name="ce90" office:value-type="string" calcext:value-type="string">
            <text:p>This worksheet contains notes to help you fill in the table on the ‘Claim details’ worksheet.</text:p>
          </table:table-cell>
          <table:table-cell table:style-name="ce93"/>
          <table:table-cell table:style-name="ce97"/>
          <table:table-cell table:style-name="ce101" table:number-columns-repeated="2"/>
          <table:table-cell table:number-columns-repeated="16379"/>
        </table:table-row>
        <table:table-row table:style-name="ro11">
          <table:table-cell table:style-name="ce91" office:value-type="string" calcext:value-type="string">
            <text:p>Column name on 'Claim details’ worksheet</text:p>
          </table:table-cell>
          <table:table-cell table:style-name="ce91" office:value-type="string" calcext:value-type="string">
            <text:p>Notes and examples</text:p>
          </table:table-cell>
          <table:table-cell table:style-name="ce91" office:value-type="string" calcext:value-type="string">
            <text:p>Column cell on 'Claim details’ worksheet</text:p>
          </table:table-cell>
          <table:table-cell table:style-name="ce101" table:number-columns-repeated="2"/>
          <table:table-cell table:number-columns-repeated="16379"/>
        </table:table-row>
        <table:table-row table:style-name="ro12">
          <table:table-cell table:style-name="ce92" office:value-type="string" calcext:value-type="string">
            <text:p>Name of importer</text:p>
          </table:table-cell>
          <table:table-cell table:style-name="ce94" office:value-type="string" calcext:value-type="string">
            <text:p>Enter the business name, or if the importer is an individual enter their full name. You can only claim for goods from one importer in this claim.</text:p>
          </table:table-cell>
          <table:table-cell table:style-name="ce98" office:value-type="string" calcext:value-type="string">
            <text:p>A4</text:p>
          </table:table-cell>
          <table:table-cell table:style-name="ce101" table:number-columns-repeated="2"/>
          <table:table-cell table:number-columns-repeated="16379"/>
        </table:table-row>
        <table:table-row table:style-name="ro13">
          <table:table-cell table:style-name="ce92" office:value-type="string" calcext:value-type="string">
            <text:p>Reason for claim</text:p>
          </table:table-cell>
          <table:table-cell table:style-name="ce94" office:value-type="string" calcext:value-type="string">
            <text:p>For example, 'The goods were not moved to the EU from Northern Ireland.’ The same reason must apply to all the goods in this claim.</text:p>
          </table:table-cell>
          <table:table-cell table:style-name="ce98" office:value-type="string" calcext:value-type="string">
            <text:p>B4</text:p>
          </table:table-cell>
          <table:table-cell table:style-name="ce101" table:number-columns-repeated="2"/>
          <table:table-cell table:number-columns-repeated="16379"/>
        </table:table-row>
        <table:table-row table:style-name="ro14">
          <table:table-cell table:style-name="ce92" office:value-type="string" calcext:value-type="string">
            <text:p>Circumstance that applied to the goods</text:p>
          </table:table-cell>
          <table:table-cell table:style-name="ce94" office:value-type="string" calcext:value-type="string">
            <text:p>For example, 'The goods were destroyed in Northern Ireland.’ The same circumstance must have applied to all the goods in this claim.</text:p>
          </table:table-cell>
          <table:table-cell table:style-name="ce98" office:value-type="string" calcext:value-type="string">
            <text:p>C4</text:p>
          </table:table-cell>
          <table:table-cell table:style-name="ce101" table:number-columns-repeated="2"/>
          <table:table-cell table:number-columns-repeated="16379"/>
        </table:table-row>
        <table:table-row table:style-name="ro15">
          <table:table-cell table:style-name="ce92" office:value-type="string" calcext:value-type="string">
            <text:p>Movement Reference Number (MRN) </text:p>
          </table:table-cell>
          <table:table-cell table:style-name="ce94" office:value-type="string" calcext:value-type="string">
            <text:p>You can find the MRN on the customs declaration. Use a separate row for each MRN or entry you are claiming for. Give the earliest dated MRN first (the MRN that was also included in the online form). Add a maximum of 250 MRNs. </text:p>
            <text:p/>
            <text:p>For example, 22GB19309827465378</text:p>
          </table:table-cell>
          <table:table-cell table:style-name="ce98" office:value-type="string" calcext:value-type="string">
            <text:p>D4</text:p>
          </table:table-cell>
          <table:table-cell table:style-name="ce101" table:number-columns-repeated="2"/>
          <table:table-cell table:number-columns-repeated="16379"/>
        </table:table-row>
        <table:table-row table:style-name="ro16">
          <table:table-cell table:style-name="ce92" office:value-type="string" calcext:value-type="string">
            <text:p>Acceptance date </text:p>
          </table:table-cell>
          <table:table-cell table:style-name="ce94" office:value-type="string" calcext:value-type="string">
            <text:p>This is the date the declaration was accepted by customs. You can find this on the customs declaration. </text:p>
            <text:p/>
            <text:p>For example, 12/4/2022</text:p>
          </table:table-cell>
          <table:table-cell table:style-name="ce98" office:value-type="string" calcext:value-type="string">
            <text:p>E4</text:p>
          </table:table-cell>
          <table:table-cell table:style-name="ce101" table:number-columns-repeated="2"/>
          <table:table-cell table:number-columns-repeated="16379"/>
        </table:table-row>
        <table:table-row table:style-name="ro17">
          <table:table-cell table:style-name="ce92" office:value-type="string" calcext:value-type="string">
            <text:p>Item number</text:p>
          </table:table-cell>
          <table:table-cell table:style-name="ce94" office:value-type="string" calcext:value-type="string">
            <text:p>You can find this on the customs declaration.</text:p>
            <text:p/>
            <text:p> For example, 1</text:p>
          </table:table-cell>
          <table:table-cell table:style-name="ce98" office:value-type="string" calcext:value-type="string">
            <text:p>F4</text:p>
          </table:table-cell>
          <table:table-cell table:style-name="ce101" table:number-columns-repeated="2"/>
          <table:table-cell table:number-columns-repeated="16379"/>
        </table:table-row>
        <table:table-row table:style-name="ro18">
          <table:table-cell table:style-name="ce92" office:value-type="string" calcext:value-type="string">
            <text:p>Commodity code</text:p>
          </table:table-cell>
          <table:table-cell table:style-name="ce94" office:value-type="string" calcext:value-type="string">
            <text:p>You can find this on the customs declaration. </text:p>
            <text:p/>
            <text:p/>
            <text:p>For example,</text:p>
            <text:p>20041091 00</text:p>
          </table:table-cell>
          <table:table-cell table:style-name="ce98" office:value-type="string" calcext:value-type="string">
            <text:p>G4</text:p>
          </table:table-cell>
          <table:table-cell table:style-name="ce101" table:number-columns-repeated="2"/>
          <table:table-cell table:number-columns-repeated="16379"/>
        </table:table-row>
        <table:table-row table:style-name="ro19">
          <table:table-cell table:style-name="ce92" office:value-type="string" calcext:value-type="string">
            <text:p>Country of origin</text:p>
          </table:table-cell>
          <table:table-cell table:style-name="ce94" office:value-type="string" calcext:value-type="string">
            <text:p>Give the country code for the country the goods were first shipped from.</text:p>
            <text:p/>
            <text:p>You can find this on the customs declaration.</text:p>
            <text:p/>
            <text:p/>
            <text:p>For example, FR</text:p>
          </table:table-cell>
          <table:table-cell table:style-name="ce98" office:value-type="string" calcext:value-type="string">
            <text:p>H4</text:p>
          </table:table-cell>
          <table:table-cell table:style-name="ce101" table:number-columns-repeated="2"/>
          <table:table-cell table:number-columns-repeated="16379"/>
        </table:table-row>
        <table:table-row table:style-name="ro20">
          <table:table-cell table:style-name="ce92" office:value-type="string" calcext:value-type="string">
            <text:p>Item customs value (£)</text:p>
          </table:table-cell>
          <table:table-cell table:style-name="ce94" office:value-type="string" calcext:value-type="string">
            <text:p>You can find this on the customs declaration.</text:p>
            <text:p> </text:p>
            <text:p/>
            <text:p>For example, 150.00</text:p>
          </table:table-cell>
          <table:table-cell table:style-name="ce98" office:value-type="string" calcext:value-type="string">
            <text:p>I4</text:p>
          </table:table-cell>
          <table:table-cell table:style-name="ce101" table:number-columns-repeated="2"/>
          <table:table-cell table:number-columns-repeated="16379"/>
        </table:table-row>
        <table:table-row table:style-name="ro21">
          <table:table-cell table:style-name="ce92" office:value-type="string" calcext:value-type="string">
            <text:p>Duty paid to HMRC</text:p>
          </table:table-cell>
          <table:table-cell table:style-name="ce94" office:value-type="string" calcext:value-type="string">
            <text:p>Amount of EU duty paid (and Anti Dumping Duty where relevant).</text:p>
            <text:p/>
            <text:p>For example, 100.00</text:p>
          </table:table-cell>
          <table:table-cell table:style-name="ce98" office:value-type="string" calcext:value-type="string">
            <text:p>J4</text:p>
          </table:table-cell>
          <table:table-cell table:style-name="ce101" table:number-columns-repeated="2"/>
          <table:table-cell table:number-columns-repeated="16379"/>
        </table:table-row>
        <table:table-row table:style-name="ro22">
          <table:table-cell table:style-name="ce92" office:value-type="string" calcext:value-type="string">
            <text:p>Duty that should have been paid</text:p>
          </table:table-cell>
          <table:table-cell table:style-name="ce94" office:value-type="string" calcext:value-type="string">
            <text:p>This must be lower than, or equal to the duty paid.</text:p>
            <text:p/>
            <text:p>For example, 60.00</text:p>
          </table:table-cell>
          <table:table-cell table:style-name="ce98" office:value-type="string" calcext:value-type="string">
            <text:p>K4</text:p>
          </table:table-cell>
          <table:table-cell table:style-name="ce101" table:number-columns-repeated="2"/>
          <table:table-cell table:number-columns-repeated="16379"/>
        </table:table-row>
        <table:table-row table:style-name="ro23">
          <table:table-cell table:style-name="ce92" office:value-type="string" calcext:value-type="string">
            <text:p>Refund amount (£)</text:p>
          </table:table-cell>
          <table:table-cell table:style-name="ce94" office:value-type="string" calcext:value-type="string">
            <text:p>Subtract the amount of duty that should have been paid, from the amount of duty paid. This is the duty refund amount you are claiming.</text:p>
            <text:p/>
            <text:p>For example, 40.00</text:p>
          </table:table-cell>
          <table:table-cell table:style-name="ce98" office:value-type="string" calcext:value-type="string">
            <text:p>L4</text:p>
          </table:table-cell>
          <table:table-cell table:style-name="ce101" table:number-columns-repeated="2"/>
          <table:table-cell table:number-columns-repeated="16379"/>
        </table:table-row>
        <table:table-row table:style-name="ro24">
          <table:table-cell table:style-name="ce92" office:value-type="string" calcext:value-type="string">
            <text:p>Exporter name </text:p>
          </table:table-cell>
          <table:table-cell table:style-name="ce94" office:value-type="string" calcext:value-type="string">
            <text:p>Give the business name of the exporter (consigner).</text:p>
          </table:table-cell>
          <table:table-cell table:style-name="ce98" office:value-type="string" calcext:value-type="string">
            <text:p>M4</text:p>
          </table:table-cell>
          <table:table-cell table:style-name="ce101" table:number-columns-repeated="2"/>
          <table:table-cell table:number-columns-repeated="16379"/>
        </table:table-row>
        <table:table-row table:style-name="ro12">
          <table:table-cell table:style-name="ce92" office:value-type="string" calcext:value-type="string">
            <text:p>Invoice number</text:p>
          </table:table-cell>
          <table:table-cell table:style-name="ce94" office:value-type="string" calcext:value-type="string">
            <text:p>Give the number of an invoice showing details of the goods under this MRN. HMRC may request to see this invoice.</text:p>
          </table:table-cell>
          <table:table-cell table:style-name="ce98" office:value-type="string" calcext:value-type="string">
            <text:p>N4</text:p>
          </table:table-cell>
          <table:table-cell table:style-name="ce101" table:number-columns-repeated="2"/>
          <table:table-cell table:number-columns-repeated="16379"/>
        </table:table-row>
        <table:table-row table:style-name="ro8" table:number-rows-repeated="104855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ClaimDetails" table:target-range-address="1__Claim_details.A3:1__Claim_details.N464"/>
        <table:database-range table:name="NotesTable" table:target-range-address="2__Notes.A3:2__Notes.C17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/>
      <style:header-left style:display="false"/>
      <style:header-first style:display="false"/>
      <style:footer>
        <text:p>#000000OFFICIAL</text:p>
      </style:footer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Pete Evans</meta:initial-creator>
    <meta:creation-date>2023-06-22T07:29:35Z</meta:creation-date>
    <dc:date>2023-06-22T10:47:13.129000000</dc:date>
    <meta:editing-duration>PT4M56S</meta:editing-duration>
    <meta:editing-cycles>1</meta:editing-cycles>
    <meta:document-statistic meta:table-count="2" meta:cell-count="63" meta:object-count="0"/>
  </office:meta>
</office:document-meta>
</file>